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color="#000000" loext:opacity="100%" style:font-name="Calibri" fo:language="fr" fo:country="FR" fo:font-weight="bold" style:letter-kerning="true" style:font-weight-asian="bold"/>
    </style:style>
    <style:style style:name="P3" style:family="paragraph" style:parent-style-name="Standard">
      <style:paragraph-properties style:writing-mode="lr-tb"/>
      <style:text-properties fo:color="#cc0066" loext:opacity="100%" style:font-name="Arial" fo:language="fr" fo:country="FR" style:text-underline-style="solid" style:text-underline-width="auto" style:text-underline-color="font-color" fo:font-weight="bold" officeooo:rsid="0016fe5e" style:letter-kerning="true" style:font-weight-asian="bold"/>
    </style:style>
    <style:style style:name="P4" style:family="paragraph" style:parent-style-name="Standard">
      <style:paragraph-properties style:writing-mode="lr-tb"/>
      <style:text-properties fo:color="#1c1c1c" loext:opacity="100%" style:font-name="Arial" fo:language="fr" fo:country="FR" style:text-underline-style="solid" style:text-underline-width="auto" style:text-underline-color="font-color" fo:font-weight="bold" officeooo:rsid="0016fe5e" style:letter-kerning="true" style:font-weight-asian="bold"/>
    </style:style>
    <style:style style:name="T1" style:family="text">
      <style:text-properties fo:color="#000000" loext:opacity="100%" style:font-name="Calibri" fo:language="fr" fo:country="FR" fo:font-weight="bold" style:letter-kerning="true" style:font-weight-asian="bold"/>
    </style:style>
    <style:style style:name="T2" style:family="text">
      <style:text-properties fo:language="fr" fo:country="FR" style:letter-kerning="true"/>
    </style:style>
    <style:style style:name="T3" style:family="text">
      <style:text-properties fo:color="#1c1c1c" loext:opacity="100%" style:font-name="Arial" fo:language="fr" fo:country="FR" style:text-underline-style="solid" style:text-underline-width="auto" style:text-underline-color="font-color" fo:font-weight="bold" officeooo:rsid="0016fe5e" style:letter-kerning="true"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 loext:marker-style-name="T1"/>
      <text:p text:style-name="P3" loext:marker-style-name="T2"/>
      <text:p text:style-name="P4" loext:marker-style-name="T2">Fermentation, extraction et purification des céphalosporines</text:p>
      <text:p text:style-name="P4" loext:marker-style-name="T2"/>
      <text:p text:style-name="P4" loext:marker-style-name="T2">Les céphalosporines sont des antibiotiques β-lactamines largement utilisés en médecine humaine et vétérinaire. Elles sont produites industriellement par fermentation microbienne, principalement à partir de la moisissure Acremonium chrysogenum (anciennement Cephalosporium acremonium).</text:p>
      <text:p text:style-name="P4" loext:marker-style-name="T2"/>
      <text:p text:style-name="P4" loext:marker-style-name="T2">1. Fermentation des céphalosporines</text:p>
      <text:p text:style-name="P4" loext:marker-style-name="T2"/>
      <text:p text:style-name="P4" loext:marker-style-name="T2">La production des céphalosporines se fait en culture submergée, généralement en mode fed-batch, afin de mieux contrôler la croissance cellulaire et la synthèse du métabolite secondaire.</text:p>
      <text:p text:style-name="P1"><text:reference-mark-start text:name="ZOTERO_ITEM CSL_CITATION {&quot;citationID&quot;:&quot;vBHySITZ&quot;,&quot;properties&quot;:{&quot;unsorted&quot;:true,&quot;formattedCitation&quot;:&quot;(ardio J L et demain a l 2006)&quot;,&quot;plainCitation&quot;:&quot;(ardio J L et demain a l 2006)&quot;,&quot;noteIndex&quot;:0},&quot;citationItems&quot;:[{&quot;id&quot;:4,&quot;uris&quot;:[&quot;http://zotero.org/users/19299751/items/MXAVLGVC&quot;],&quot;itemData&quot;:{&quot;id&quot;:4,&quot;type&quot;:&quot;article-newspaper&quot;,&quot;title&quot;:&quot;cefalosporine c production&quot;,&quot;author&quot;:[{&quot;literal&quot;:&quot;ardio J L&quot;},{&quot;literal&quot;:&quot;demain a l&quot;}],&quot;issued&quot;:{&quot;date-parts&quot;:[[&quot;2006&quot;]]}}}],&quot;schema&quot;:&quot;https://github.com/citation-style-language/schema/raw/master/csl-citation.json&quot;} RND22e58MwKoQ"/><text:span text:style-name="T3">(ardio J L et demain a l 2006)</text:span><text:reference-mark-end text:name="ZOTERO_ITEM CSL_CITATION {&quot;citationID&quot;:&quot;vBHySITZ&quot;,&quot;properties&quot;:{&quot;unsorted&quot;:true,&quot;formattedCitation&quot;:&quot;(ardio J L et demain a l 2006)&quot;,&quot;plainCitation&quot;:&quot;(ardio J L et demain a l 2006)&quot;,&quot;noteIndex&quot;:0},&quot;citationItems&quot;:[{&quot;id&quot;:4,&quot;uris&quot;:[&quot;http://zotero.org/users/19299751/items/MXAVLGVC&quot;],&quot;itemData&quot;:{&quot;id&quot;:4,&quot;type&quot;:&quot;article-newspaper&quot;,&quot;title&quot;:&quot;cefalosporine c production&quot;,&quot;author&quot;:[{&quot;literal&quot;:&quot;ardio J L&quot;},{&quot;literal&quot;:&quot;demain a l&quot;}],&quot;issued&quot;:{&quot;date-parts&quot;:[[&quot;2006&quot;]]}}}],&quot;schema&quot;:&quot;https://github.com/citation-style-language/schema/raw/master/csl-citation.json&quot;} RND22e58MwKoQ"/><text:span text:style-name="T3">Le milieu de fermentation contient une source de carbone (glucose, lactose), une source d’azote (sels d’ammonium, acides aminés), des sels minéraux (Mg²⁺, K⁺, PO₄³⁻) et parfois des précurseurs spécifiques comme la méthionine ou l’acide adipique pour améliorer le rendement.</text:span></text:p>
      <text:p text:style-name="P4" loext:marker-style-name="T2"/>
      <text:p text:style-name="P4" loext:marker-style-name="T2">Les paramètres de fermentation tels que le pH (≈6,5–7,5), la température (25–28 °C), l’aération et l’agitation sont rigoureusement contrôlés afin d’optimiser la production de la céphalosporine C, qui est le précurseur des céphalosporines semi-synthétiques.</text:p>
      <text:p text:style-name="P4" loext:marker-style-name="T2"/>
      <text:p text:style-name="P4" loext:marker-style-name="T2">2. Extraction des céphalosporines</text:p>
      <text:p text:style-name="P4" loext:marker-style-name="T2"/>
      <text:p text:style-name="P4" loext:marker-style-name="T2">Après la fermentation, le bouillon est soumis à une séparation solide-liquide par filtration ou centrifugation afin d’éliminer la biomasse.</text:p>
      <text:p text:style-name="P4" loext:marker-style-name="T2">Le milieu est ensuite acidifié pour faciliter le passage de l’antibiotique dans la phase liquide. L’extraction peut être réalisée par solvant organique ou par adsorption sur résines échangeuses d’ions, selon le procédé industriel utilisé.</text:p>
      <text:p text:style-name="P4" loext:marker-style-name="T2"/>
      <text:p text:style-name="P4" loext:marker-style-name="T2">3. Purification</text:p>
      <text:p text:style-name="P4" loext:marker-style-name="T2"/>
      <text:p text:style-name="P4" loext:marker-style-name="T2">La purification des céphalosporines comprend plusieurs étapes, notamment :</text:p>
      <text:p text:style-name="P4" loext:marker-style-name="T2"/>
      <text:p text:style-name="P4" loext:marker-style-name="T2">la chromatographie par échange d’ions,</text:p>
      <text:p text:style-name="P4" loext:marker-style-name="T2"/>
      <text:p text:style-name="P4" loext:marker-style-name="T2">la chromatographie liquide haute performance (HPLC) pour un haut degré de pureté,</text:p>
      <text:p text:style-name="P4" loext:marker-style-name="T2"/>
      <text:p text:style-name="P4" loext:marker-style-name="T2">la cristallisation, utilisée pour obtenir le produit final sous forme stable.</text:p>
      <text:p text:style-name="P4" loext:marker-style-name="T2"/>
      <text:p text:style-name="P4" loext:marker-style-name="T2"/>
      <text:p text:style-name="P4" loext:marker-style-name="T2">Enfin, une lyophilisation est souvent appliquée pour éliminer l’humidité résiduelle et améliorer la stabilité du produit.</text:p>
      <text:p text:style-name="P4" loext:marker-style-name="T2"/>
      <text:p text:style-name="P4" loext:marker-style-name="T2"/>
      <text:p text:style-name="P4" loext:marker-style-name="T2">---</text:p>
      <text:p text:style-name="P4" loext:marker-style-name="T2"/>
      <text:p text:style-name="P4" loext:marker-style-name="T2">Références bibliographiques</text:p>
      <text:p text:style-name="P4" loext:marker-style-name="T2"><text:soft-page-break/></text:p>
      <text:p text:style-name="P4" loext:marker-style-name="T2">1. Demain, A. L., &amp; Elander, R. P. (1999). The β-lactam antibiotics: past, present, and future. Antonie van Leeuwenhoek, 75, 5-19.</text:p>
      <text:p text:style-name="P4" loext:marker-style-name="T2"/>
      <text:p text:style-name="P4" loext:marker-style-name="T2"/>
      <text:p text:style-name="P4" loext:marker-style-name="T2">2. Brakhage, A. A. (1998). Molecular regulation of β-lactam biosynthesis in filamentous fungi. Microbiology and Molecular Biology Reviews, 62(3), 547-585.</text:p>
      <text:p text:style-name="P4" loext:marker-style-name="T2"/>
      <text:p text:style-name="P4" loext:marker-style-name="T2"/>
      <text:p text:style-name="P4" loext:marker-style-name="T2">3. Okafor, N. (2007). Modern Industrial Microbiology and Biotechnology. CRC Press.</text:p>
      <text:p text:style-name="P4" loext:marker-style-name="T2"/>
      <text:p text:style-name="P4" loext:marker-style-name="T2"/>
      <text:p text:style-name="P4" loext:marker-style-name="T2">4. Stanbury, P. F., Whitaker, A., &amp; Hall, S. J. (2016). Principles of Fermentation Technology. Butterworth-Heinemann.</text:p>
      <text:p text:style-name="P4" loext:marker-style-name="T2"/>
      <text:p text:style-name="P4" loext:marker-style-name="T2"/>
      <text:p text:style-name="P4">5. Kirk, R. E., &amp; Othmer, D. F. (2004). Encyclopedia of Chemical Technology – Antibiotics. Wile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7T08:19:03.524931400</meta:creation-date>
    <dc:date>2026-01-07T21:38:31.655526000</dc:date>
    <meta:editing-duration>PT29M25S</meta:editing-duration>
    <meta:editing-cycles>3</meta:editing-cycles>
    <meta:generator>LibreOffice/25.8.3.2$Windows_X86_64 LibreOffice_project/8ca8d55c161d602844f5428fa4b58097424e324e</meta:generator>
    <meta:document-statistic meta:table-count="0" meta:image-count="0" meta:object-count="0" meta:page-count="2" meta:paragraph-count="22" meta:word-count="352" meta:character-count="2549" meta:non-whitespace-character-count="2225"/>
    <meta:user-defined meta:name="ZOTERO_PREF_1">&lt;data data-version="3" zotero-version="7.0.30"&gt;&lt;session id="n40YfOqS"/&gt;&lt;style id="http://www.zotero.org/styles/american-political-science-association" locale="fr-FR" hasBibliography="1" bibliographyStyleHasBeenSet="0"/&gt;&lt;prefs&gt;&lt;pref name="fieldType" value=</meta:user-defined>
    <meta:user-defined meta:name="ZOTERO_PREF_2">"ReferenceMark"/&gt;&lt;pref name="automaticJournalAbbreviations" value="true"/&gt;&lt;/prefs&gt;&lt;/data&gt;</meta:user-defined>
  </office:meta>
</office:document-meta>
</file>